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10.28cm"/>
    </style:style>
    <style:style style:name="co3" style:family="table-column">
      <style:table-column-properties fo:break-before="auto" style:column-width="0.198cm"/>
    </style:style>
    <style:style style:name="co4" style:family="table-column">
      <style:table-column-properties fo:break-before="auto" style:column-width="1.6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ffffff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short_desc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Zeitstempel</text:p>
          </table:table-cell>
          <table:table-cell office:value-type="string" calcext:value-type="string">
            <text:p>ME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w07_d</text:p>
          </table:table-cell>
          <table:table-cell office:value-type="string" calcext:value-type="string">
            <text:p>Bewölklungsdichte zum Beobachtungstermine I (07:00 MEZ)</text:p>
          </table:table-cell>
          <table:table-cell office:value-type="string" calcext:value-type="string">
            <text:p>Bewölkungsdichte zum 7 Uhr MEZ Termin - Tabelle klima.tag_code_bewoelkung - klima.tag_code_bewoelkung={0: schwach, 1: mittel, 2: stark, 9: keine Bewoelkungsdichte bzw.wurde nicht beobachtet}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w07_m</text:p>
          </table:table-cell>
          <table:table-cell office:value-type="string" calcext:value-type="string">
            <text:p>Bewölkungsmenge zum Beobachtungstermin I (07:00 MEZ)</text:p>
          </table:table-cell>
          <table:table-cell office:value-type="string" calcext:value-type="string">
            <text:p>Bewölkungsmenge zum 7 Uhr MEZ Termin</text:p>
          </table:table-cell>
          <table:table-cell office:value-type="string" calcext:value-type="string">
            <text:p>1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w14_d</text:p>
          </table:table-cell>
          <table:table-cell office:value-type="string" calcext:value-type="string">
            <text:p>Bewölklungsdichte zum Beobachtungstermin II (14:00 MEZ)</text:p>
          </table:table-cell>
          <table:table-cell office:value-type="string" calcext:value-type="string">
            <text:p>Bewölkungsdichte um 14 Uhr MEZ bzw. MOZ - Tabelle klima.tag_code_bewoelkung - klima.tag_code_bewoelkung={0: schwach, 1: mittel, 2: stark, 9: keine Bewoelkungsdichte bzw.wurde nicht beobachtet}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w14_m</text:p>
          </table:table-cell>
          <table:table-cell office:value-type="string" calcext:value-type="string">
            <text:p>Bewölkungsmenge zum Beobachtungstermin II (14:00 MEZ)</text:p>
          </table:table-cell>
          <table:table-cell office:value-type="string" calcext:value-type="string">
            <text:p>Bewölkungsmenge um 14 Uhr MEZ bzw. MOZ</text:p>
          </table:table-cell>
          <table:table-cell office:value-type="string" calcext:value-type="string">
            <text:p>1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w19_d</text:p>
          </table:table-cell>
          <table:table-cell office:value-type="string" calcext:value-type="string">
            <text:p>Bewölklungsdichte zum Beobachtungstermin III (19:00 MEZ)</text:p>
          </table:table-cell>
          <table:table-cell office:value-type="string" calcext:value-type="string">
            <text:p>Bewölkungsdichte um 19 Uhr MEZ bzw. MOZ / vor 1971: 21 Uhr MOZ - Tabelle klima.tag_code_bewoelkung - klima.tag_code_bewoelkung={0: schwach, 1: mittel, 2: stark, 9: keine Bewoelkungsdichte bzw.wurde nicht beobachtet}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w19_m</text:p>
          </table:table-cell>
          <table:table-cell office:value-type="string" calcext:value-type="string">
            <text:p>Bewölkungsmenge zum Beobachtungstermin III (19:00 MEZ)</text:p>
          </table:table-cell>
          <table:table-cell office:value-type="string" calcext:value-type="string">
            <text:p>Bewölkungsmenge um 19 Uhr MEZ bzw. MOZ <text:s/>/ vor 1971: 21 Uhr MOZ</text:p>
          </table:table-cell>
          <table:table-cell office:value-type="string" calcext:value-type="string">
            <text:p>1/1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ewmit</text:p>
          </table:table-cell>
          <table:table-cell table:style-name="ce1" office:value-type="string" calcext:value-type="string">
            <text:p>Bewölkungsmenge Tagesmittel der Beobachtungstermine I,II,III</text:p>
          </table:table-cell>
          <table:table-cell office:value-type="string" calcext:value-type="string">
            <text:p>Bewölkungsmittel des Tages - 10 * (bew07_m + bew14_m + bew19_m) / 3</text:p>
          </table:table-cell>
          <table:table-cell office:value-type="string" calcext:value-type="string">
            <text:p>1/1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_b</text:p>
          </table:table-cell>
          <table:table-cell office:value-type="string" calcext:value-type="string">
            <text:p>abgesetzter Niederschlag - Code b</text:p>
          </table:table-cell>
          <table:table-cell office:value-type="string" calcext:value-type="string">
            <text:p>Code B (abgesetzter Niederschlag), Tageswert aus Beobachtung - Tabelle klima.tag_code_b - klima.tag_code_b={0: kein abg.Niederschlag, 1: Tau, 2: Glatteis, 3: Reif, 4: Raureif, 5: Tau und Glatteis, 6: Reif und Glatteis, 7: Raureif und Glatteis, 8: Reif und Raureif, 9: Reif, Raureif und Glatteis, 10: Tau und Reif, 11: Tau und Glatteis und Reif, 99: Code B nicht gemessen}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_c</text:p>
          </table:table-cell>
          <table:table-cell office:value-type="string" calcext:value-type="string">
            <text:p>sonstige Wettererscheinungen - Code c</text:p>
          </table:table-cell>
          <table:table-cell office:value-type="string" calcext:value-type="string">
            <text:p>für reine Beobachtungsstationen: historisch alles beobachtet, ab 1.1.2019 nur mehr Nebel (-&gt; zusätzlich Gewitterindikator aus ALDIS) <text:s/>/ für Stationen mit Beobachtung und Automat: historisch Nebel, Gewitter und Wind beobachtet, ab 1996 Wind Bft 6 und Bft 8 aus TAWES, <text:s/>ab 1.1.2019 nur mehr Nebel (-&gt; zusätzlich <text:s/>Gewitterindikator aus ALDIS) / für reine Automatenstationen: kein Code C (aber Gewitterindikator aus ALDIS, siehe gew) - Tabelle klima.tag_code_c - klima.tag_code_c={0: keine sonstigen Wettererscheinungen, 1: Nebel, 2: Gewitter, 3: Wind größer gleich 6 Bft. kleiner 8 Bft., 4: Wind größer gleich 8 Bft, 5: Nebel und Gewitter, 6: Nebel und Wind größer gleich 6 Bft und kleiner 8 Bft., 7: Nebel und Wind größer gleich 8 Bft, 8: Gewitter und Wind größer gleich 6 Bft. und kleiner 8 Bft., 9: Gewitter und Wind größer gleich 8 Bft., 10: Nebel und Gewitter und Wind größer gleich 6 Bft. und kleiner 8 Bft., 11: Nebel und Gewitter und Wind größer gleich 8 Bft., 99: wurde nicht beobachtet}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pf07</text:p>
          </table:table-cell>
          <table:table-cell office:value-type="string" calcext:value-type="string">
            <text:p>Dampfdruck zum 7 Uhr MEZ Termin</text:p>
          </table:table-cell>
          <table:table-cell office:value-type="string" calcext:value-type="string">
            <text:p>Dampfdruck um 7 Uhr MEZ bzw. MOZ, <text:s/>berechnet aus Lufttemperatur und Relativer Feuchte - Berechnung aus t7, rel07 (Goff-Gratch-Formel)</text:p>
          </table:table-cell>
          <table:table-cell office:value-type="string" calcext:value-type="string">
            <text:p>h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pf14</text:p>
          </table:table-cell>
          <table:table-cell office:value-type="string" calcext:value-type="string">
            <text:p>Dampfdruck zum 14 Uhr MEZ Termin</text:p>
          </table:table-cell>
          <table:table-cell office:value-type="string" calcext:value-type="string">
            <text:p>Dampfdruck um 14 Uhr MEZ bzw. MOZ, <text:s/>berechnet aus Lufttemperatur und Relativer Feuchte - Berechnung aus t14, rel14 (Goff-Gratch-Formel)</text:p>
          </table:table-cell>
          <table:table-cell office:value-type="string" calcext:value-type="string">
            <text:p>h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pf19</text:p>
          </table:table-cell>
          <table:table-cell office:value-type="string" calcext:value-type="string">
            <text:p>Dampfdruck zum 19 Uhr MEZ Termin</text:p>
          </table:table-cell>
          <table:table-cell office:value-type="string" calcext:value-type="string">
            <text:p>Dampfdruck um 19 Uhr MEZ bzw. MOZ, <text:s/>berechnet aus Lufttemperatur und Relativer Feuchte / vor 1971: 21 Uhr <text:s/>MOZ - Berechnung aus t19, rel19 (Goff-Gratch-Formel)</text:p>
          </table:table-cell>
          <table:table-cell office:value-type="string" calcext:value-type="string">
            <text:p>hPa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ampfmit</text:p>
          </table:table-cell>
          <table:table-cell table:style-name="ce1" office:value-type="string" calcext:value-type="string">
            <text:p>Dampfdruck Tagesmittel</text:p>
          </table:table-cell>
          <table:table-cell office:value-type="string" calcext:value-type="string">
            <text:p>Dampfdruck, Tagesmittel aus allen Terminwerten berechnet - (dampf07 + dampf14 + dampf19) / 3</text:p>
          </table:table-cell>
          <table:table-cell office:value-type="string" calcext:value-type="string">
            <text:p>hP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07</text:p>
          </table:table-cell>
          <table:table-cell office:value-type="string" calcext:value-type="string">
            <text:p>Windrichtung in 32 Sektoren zum 7 Uhr MEZ Termin</text:p>
          </table:table-cell>
          <table:table-cell office:value-type="string" calcext:value-type="string">
            <text:p>Windrichtung um 7 Uhr MEZ bzw. MOZ, in Sektoren: 8 teilig + 0 - 8=O, 16=S, 24=W, 32=N, 4er Schritte, 0=Ca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d14</text:p>
          </table:table-cell>
          <table:table-cell office:value-type="string" calcext:value-type="string">
            <text:p>Windrichtung in 32 Sektoren zum 14 Uhr MEZ Termin</text:p>
          </table:table-cell>
          <table:table-cell office:value-type="string" calcext:value-type="string">
            <text:p>Windrichtung um 14 Uhr MEZ bzw. MOZ, in Sektoren: 8 teilig + 0 - 8=O, 16=S, 24=W, 32=N, 4er Schritte, 0=Ca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d19</text:p>
          </table:table-cell>
          <table:table-cell office:value-type="string" calcext:value-type="string">
            <text:p>Windrichtung in 32 Sektoren zum 19 Uhr MEZ Termin</text:p>
          </table:table-cell>
          <table:table-cell office:value-type="string" calcext:value-type="string">
            <text:p>Windrichtung um 19 Uhr MEZ bzw. MOZ, in Sektoren: 8 teilig + 0 - 8=O, 16=S, 24=W, 32=N, 4er Schritte, 0=Ca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uck07</text:p>
          </table:table-cell>
          <table:table-cell office:value-type="string" calcext:value-type="string">
            <text:p>Luftdruck zum 7 Uhr <text:s/>MEZ Termin</text:p>
          </table:table-cell>
          <table:table-cell office:value-type="string" calcext:value-type="string">
            <text:p>Luftdruck um 7 Uhr MEZ bzw. MOZ</text:p>
          </table:table-cell>
          <table:table-cell office:value-type="string" calcext:value-type="string">
            <text:p>h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ck14</text:p>
          </table:table-cell>
          <table:table-cell office:value-type="string" calcext:value-type="string">
            <text:p>Luftdruck zum 14 Uhr MEZ Termin</text:p>
          </table:table-cell>
          <table:table-cell office:value-type="string" calcext:value-type="string">
            <text:p>Luftdruck um 14 Uhr MEZ bzw. MOZ</text:p>
          </table:table-cell>
          <table:table-cell office:value-type="string" calcext:value-type="string">
            <text:p>h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ck19</text:p>
          </table:table-cell>
          <table:table-cell office:value-type="string" calcext:value-type="string">
            <text:p>Luftdruck zum 19 Uhr MEZ Termin</text:p>
          </table:table-cell>
          <table:table-cell office:value-type="string" calcext:value-type="string">
            <text:p>Luftdruck um 19 Uhr MEZ bzw. MOZ / vor 1971: 21 Uhr <text:s/>MOZ</text:p>
          </table:table-cell>
          <table:table-cell office:value-type="string" calcext:value-type="string">
            <text:p>hPa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ruckmit</text:p>
          </table:table-cell>
          <table:table-cell table:style-name="ce1" office:value-type="string" calcext:value-type="string">
            <text:p>Luftdruck Tagesmittel</text:p>
          </table:table-cell>
          <table:table-cell office:value-type="string" calcext:value-type="string">
            <text:p>Luftdruck, Tagesmittel der Beobachtungstermine - (druck07 + druck14 + druck19) / 3</text:p>
          </table:table-cell>
          <table:table-cell office:value-type="string" calcext:value-type="string">
            <text:p>hP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Prüfprogramm</text:p>
          </table:table-cell>
          <table:table-cell office:value-type="string" calcext:value-type="string">
            <text:p>zeigt an, welches Prüfprogramm durchgelaufen 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spielzeit</text:p>
          </table:table-cell>
          <table:table-cell office:value-type="string" calcext:value-type="string">
            <text:p>Einspielzeit</text:p>
          </table:table-cell>
          <table:table-cell office:value-type="string" calcext:value-type="string">
            <text:p>in Unixsekunden seit 01.01.1970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b07</text:p>
          </table:table-cell>
          <table:table-cell office:value-type="string" calcext:value-type="string">
            <text:p>Erdbodenzustand zum 7 Uhr MEZ Termin</text:p>
          </table:table-cell>
          <table:table-cell office:value-type="string" calcext:value-type="string">
            <text:p>Erdbodenzustand um 7 Uhr MEZ bzw. MOZ - Tabelle klima.tag_code_erdboden - klima.tag_code_erdboden={0: trocken, 1: feucht, 2: nass (kleinere oder größere Pfützen), 3: hartgefroren und trocken, 4: Glatteis, Schnee oder Schneematsch, 5: Eis,Schnee oder Schneematsch, weniger als die Hälfte des Bodens bedeckt (Flecken), 6: Eis, Schnee oder Schneematsch, mehr als die Hälfte des Bodens bedeckt (durchbrochen), 7: Eis, Schnee oder Schneematsch, vollständig bedeckt, 8: lockerer, trockener Schnee, mehr als die Hälfte aber nicht der ganze Boden bedeckt (durchbrochen), 9: lockerer, trockener Schnee, Boden vollständig bedeckt, 99: rdbodenzustand wurde nicht beobachtet}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b14</text:p>
          </table:table-cell>
          <table:table-cell office:value-type="string" calcext:value-type="string">
            <text:p>Erdbodenzustand zum 14 Uhr MEZ Termin</text:p>
          </table:table-cell>
          <table:table-cell office:value-type="string" calcext:value-type="string">
            <text:p>Erdbodenzustand um 14 Uhr MEZ bzw. MOZ - Tabelle klima.tag_code_erdboden - klima.tag_code_erdboden={0: trocken, 1: feucht, 2: nass (kleinere oder größere Pfützen), 3: hartgefroren und trocken, 4: Glatteis, Schnee oder Schneematsch, 5: Eis,Schnee oder Schneematsch, weniger als die Hälfte des Bodens bedeckt (Flecken), 6: Eis, Schnee oder Schneematsch, mehr als die Hälfte des Bodens bedeckt (durchbrochen), 7: Eis, Schnee oder Schneematsch, vollständig bedeckt, 8: lockerer, trockener Schnee, mehr als die Hälfte aber nicht der ganze Boden bedeckt (durchbrochen), 9: lockerer, trockener Schnee, Boden vollständig bedeckt, 99: rdbodenzustand wurde nicht beobachtet}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b19</text:p>
          </table:table-cell>
          <table:table-cell office:value-type="string" calcext:value-type="string">
            <text:p>Erdbodenzustand zum 19 Uhr MEZ Termin</text:p>
          </table:table-cell>
          <table:table-cell office:value-type="string" calcext:value-type="string">
            <text:p>Erdbodenzustand um 19 Uhr MEZ bzw. MOZ / vor 1971: 21 Uhr MOZ - Tabelle klima.tag_code_erdboden - klima.tag_code_erdboden={0: trocken, 1: feucht, 2: nass (kleinere oder größere Pfützen), 3: hartgefroren und trocken, 4: Glatteis, Schnee oder Schneematsch, 5: Eis,Schnee oder Schneematsch, weniger als die Hälfte des Bodens bedeckt (Flecken), 6: Eis, Schnee oder Schneematsch, mehr als die Hälfte des Bodens bedeckt (durchbrochen), 7: Eis, Schnee oder Schneematsch, vollständig bedeckt, 8: lockerer, trockener Schnee, mehr als die Hälfte aber nicht der ganze Boden bedeckt (durchbrochen), 9: lockerer, trockener Schnee, Boden vollständig bedeckt, 99: rdbodenzustand wurde nicht beobachtet}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rdmin</text:p>
          </table:table-cell>
          <table:table-cell table:style-name="ce1" office:value-type="string" calcext:value-type="string">
            <text:p>5 cm Lufttemperatur Minimum</text:p>
          </table:table-cell>
          <table:table-cell office:value-type="string" calcext:value-type="string">
            <text:p>Lufttemperatur +5cm Nachtminimum zum Beobachtungstermin I (19 Uhr MEZ Vortag bis 7 Uhr MEZ)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erst ab 2000e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ehn</text:p>
          </table:table-cell>
          <table:table-cell office:value-type="string" calcext:value-type="string">
            <text:p>Föhn</text:p>
          </table:table-cell>
          <table:table-cell office:value-type="string" calcext:value-type="string">
            <text:p>Föhn - Tabelle klima.tag_code_foehn - klima.tag_code_foehn={0: schwach, 1: mittel, 2: stark, 9: kein Foehn oder nicht beobachtet}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en</text:p>
          </table:table-cell>
          <table:table-cell office:value-type="string" calcext:value-type="string">
            <text:p>Prüfstatus</text:p>
          </table:table-cell>
          <table:table-cell office:value-type="string" calcext:value-type="string">
            <text:p>Prüfstatus, derzeit nicht in Verwendung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r</text:p>
          </table:table-cell>
          <table:table-cell office:value-type="string" calcext:value-type="string">
            <text:p>Bearbeiter</text:p>
          </table:table-cell>
          <table:table-cell office:value-type="string" calcext:value-type="string">
            <text:p>zeigt an, wer oder welche Abteilung die Prüfung durchgeführt h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uschnee</text:p>
          </table:table-cell>
          <table:table-cell office:value-type="string" calcext:value-type="string">
            <text:p>Neuschneehöhe zum 07 Uhr MEZ Termin</text:p>
          </table:table-cell>
          <table:table-cell office:value-type="string" calcext:value-type="string">
            <text:p>Neuschneehöhe, Tageswert um 7 Uhr MEZ bzw. MOZ - Gemessen um 07:00 Uhr MEZ bzw. MOZ, <text:s/>(-1 = kein Schnee, 0 = unter 1 cm)</text:p>
          </table:table-cell>
          <table:table-cell office:value-type="string" calcext:value-type="string">
            <text:p>c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ied</text:p>
          </table:table-cell>
          <table:table-cell table:style-name="ce1" office:value-type="string" calcext:value-type="string">
            <text:p>Niederschlagssumme</text:p>
          </table:table-cell>
          <table:table-cell office:value-type="string" calcext:value-type="string">
            <text:p>für reine Beobachtungsstationen: 24-stündiger Handniederschlag (KSE): <text:s/>7 MEZ aktueller Tag - 7 MEZ folgender Tag, sonst Summe der 12-stündigen Handniederschläge nied19 und nied07 / für reine Automatenstationen und Stationen mit Beobachtung und Automat: Summe der Minutenwerte von RR: 07:01 MEZ <text:s/>- 07:00 MEZ Folgetag / Spuren aus RRM berechnet, wenn vorhanden; -1 = kein Niederschlag, 0 = Spuren, weniger als 1/10 mm - nied19 (akt. Tag) + nied07 (Folgetag)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ed07</text:p>
          </table:table-cell>
          <table:table-cell office:value-type="string" calcext:value-type="string">
            <text:p>Niederschlagssumme 19:01 MEZ <text:s/>Vortag - 07:00 MEZ</text:p>
          </table:table-cell>
          <table:table-cell office:value-type="string" calcext:value-type="string">
            <text:p>für reine Beobachtungsstationen: 12-stündiger Handniederschlag (KSE): 19 MEZ voriger Tag - 7 MEZ aktueller Tag / für reine Automatenstationen und Stationen mit Beobachtung und Automat: Summe der RR-Minutenwerte: 19:01 MEZ Vortag - 07:00 MEZ / Spuren aus RRM berechnet, wenn vorhanden; -1 = kein Niederschlag, 0 = Spuren (weniger als 1/10 mm) - "Spuren": gibt es keine messbare Niederschlagsmenge im entsprechenden Zeitraum, aber mindestens 60 Minuten Niederschlagsregistrierung vom Niederschlagsmelder (gilt bis 1.7.2020 6:00 UTC), ab 1.7.2020 6:01 UTC Änderung auf mindestens 30 Minuten Niederschlagsregistrierung vom Niederschlagsmelder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d07a</text:p>
          </table:table-cell>
          <table:table-cell office:value-type="string" calcext:value-type="string">
            <text:p>Niederschlagsart 19:01 MEZ Vortag - 07:00 MEZ</text:p>
          </table:table-cell>
          <table:table-cell office:value-type="string" calcext:value-type="string">
            <text:p>Niederschlagsart, 12stündig - Beobachtung (KSE), Werte 0-15, siehe Code-Tabelle - Tabelle klima.tag_code_niederschlagsart - klima.tag_code_niederschlagsart={0: kein Niederschlag, 1: Regen, 2: Schnee, 3: Graupel, 4: Hagel, 5: Regen und Schnee, 6: Regen und Graupel, 7: Regen und Hagel, 8: Schnee und Graupel, 9: Graupel und Hagel, 10: Regen und Schnee und Graupel, 11: Regen und Graupel und Hagel, 12: Schnee und Hagel, 13: Regen und Schnee und Hagel, 14: Schnee und Graupel und Hagel, 15: Regen und Schnee und Graupel und Hagel, 99: nicht gemessen}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d19</text:p>
          </table:table-cell>
          <table:table-cell office:value-type="string" calcext:value-type="string">
            <text:p>Niederschlagssumme 19:01 MEZ <text:s/>Vortag - 07:00 MEZ</text:p>
          </table:table-cell>
          <table:table-cell office:value-type="string" calcext:value-type="string">
            <text:p>für reine Beobachtungsstationen : 12-stündiger Handniederschlag (KSE): 7 MEZ aktueller Tag - 19 MEZ aktueller Tag / für reine Automatenstationen und Stationen mit Beobachtung und Automat: Summe der RR-Minutenwerte: 07:01 MEZ - 19:00 MEZ / Spuren aus RRM berechnet, wenn vorhanden; -1 = kein Niederschlag, 0 = Spuren (weniger als 1/10 mm) - "Spuren": gibt es keine messbare Niederschlagsmenge im entsprechenden Zeitraum, aber mindestens 60 Minuten Niederschlagsregistrierung vom Niederschlagsmelder (gilt bis 1.7.2020 6:00 UTC), ab 1.7.2020 6:01 UTC Änderung auf mindestens 30 Minuten Niederschlagsregistrierung vom Niederschlagsmelder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d19a</text:p>
          </table:table-cell>
          <table:table-cell office:value-type="string" calcext:value-type="string">
            <text:p>Niederschlagsart 7:01 MEZ - 19:00 MEZ</text:p>
          </table:table-cell>
          <table:table-cell office:value-type="string" calcext:value-type="string">
            <text:p>Niederschlagsart, 12stündig - Beobachtung (KSE), Werte 0-15, siehe Code-Tabelle - Tabelle klima.tag_code_niederschlagsart - klima.tag_code_niederschlagsart={0: kein Niederschlag, 1: Regen, 2: Schnee, 3: Graupel, 4: Hagel, 5: Regen und Schnee, 6: Regen und Graupel, 7: Regen und Hagel, 8: Schnee und Graupel, 9: Graupel und Hagel, 10: Regen und Schnee und Graupel, 11: Regen und Graupel und Hagel, 12: Schnee und Hagel, 13: Regen und Schnee und Hagel, 14: Schnee und Graupel und Hagel, 15: Regen und Schnee und Graupel und Hagel, 99: nicht gemessen}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da</text:p>
          </table:table-cell>
          <table:table-cell office:value-type="string" calcext:value-type="string">
            <text:p>Niederschlagsart 7:01 MEZ - 7:00 MEZ Folgetag</text:p>
          </table:table-cell>
          <table:table-cell office:value-type="string" calcext:value-type="string">
            <text:p>Niederschlagsart, 24stündig - Beobachtung (KSE), sofern vorhanden: direkt beobachtet 24-stündig oder aus zwei Terminen berechnet: aus nied19a desselben und nied07a des Folgetages - nied19a (aktueller Tag) + nied07a (Folgetag), Tabelle klima.tag_code_niederschlagsart - klima.tag_code_niederschlagsart={0: kein Niederschlag, 1: Regen, 2: Schnee, 3: Graupel, 4: Hagel, 5: Regen und Schnee, 6: Regen und Graupel, 7: Regen und Hagel, 8: Schnee und Graupel, 9: Graupel und Hagel, 10: Regen und Schnee und Graupel, 11: Regen und Graupel und Hagel, 12: Schnee und Hagel, 13: Regen und Schnee und Hagel, 14: Schnee und Graupel und Hagel, 15: Regen und Schnee und Graupel und Hagel, 99: nicht gemessen}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flag</text:p>
          </table:table-cell>
          <table:table-cell office:value-type="string" calcext:value-type="string">
            <text:p>DCT Information</text:p>
          </table:table-cell>
          <table:table-cell office:value-type="string" calcext:value-type="string">
            <text:p>DCT Information: 0..keine Korrektur,1..Korrektur,2..Korr.+Kommentar - Info aus klima.log Tabelle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l</text:p>
          </table:table-cell>
          <table:table-cell table:style-name="ce1" office:value-type="string" calcext:value-type="string">
            <text:p>Relative Feuchte Tagesmittel</text:p>
          </table:table-cell>
          <table:table-cell office:value-type="string" calcext:value-type="string">
            <text:p>Relative Feuchte Tagesmittel - (rel07 + rel14 + rel19) / 3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07</text:p>
          </table:table-cell>
          <table:table-cell office:value-type="string" calcext:value-type="string">
            <text:p>Relative Feuchte zum 7 Uhr MEZ Termin</text:p>
          </table:table-cell>
          <table:table-cell office:value-type="string" calcext:value-type="string">
            <text:p>Relative Feuchte um 7 Uhr MEZ bzw. MOZ gemessen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07_b</text:p>
          </table:table-cell>
          <table:table-cell office:value-type="string" calcext:value-type="string">
            <text:p>Relative Feuchte berechnet zum 7 Uhr MEZ Termin</text:p>
          </table:table-cell>
          <table:table-cell office:value-type="string" calcext:value-type="string">
            <text:p>Relative Feuchte um 7 Uhr MEZ bzw. MOZ aus der Feuchttemperatur berechnet - nach Goff-Gratch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14</text:p>
          </table:table-cell>
          <table:table-cell office:value-type="string" calcext:value-type="string">
            <text:p>Relative Feuchte zum 14 Uhr MEZ Termin</text:p>
          </table:table-cell>
          <table:table-cell office:value-type="string" calcext:value-type="string">
            <text:p>Relative Feuchte um 14 Uhr MEZ bzw. MOZ gemessen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14_b</text:p>
          </table:table-cell>
          <table:table-cell office:value-type="string" calcext:value-type="string">
            <text:p>Relative Feuchte berechnet zum 14 Uhr MEZ Termin</text:p>
          </table:table-cell>
          <table:table-cell office:value-type="string" calcext:value-type="string">
            <text:p>Relative Feuchte um 14 Uhr MEZ bzw. MOZaus der Feuchttemperatur berechnet - nach Goff-Gratch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19</text:p>
          </table:table-cell>
          <table:table-cell office:value-type="string" calcext:value-type="string">
            <text:p>Relative Feuchte zum 19 Uhr MEZ Termin</text:p>
          </table:table-cell>
          <table:table-cell office:value-type="string" calcext:value-type="string">
            <text:p>Relative Feuchte um 19 Uhr MEZ bzw. MOZ gemessen / vor 1971: 21 Uhr MOZ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19_b</text:p>
          </table:table-cell>
          <table:table-cell office:value-type="string" calcext:value-type="string">
            <text:p>Relative Feuchte berechnet zum 19 Uhr MEZ Termin</text:p>
          </table:table-cell>
          <table:table-cell office:value-type="string" calcext:value-type="string">
            <text:p>Relative Feuchte um 19 Uhr MEZ bzw. MOZ aus der Feuchttemperatur berechnet / vor 1971: 21 Uhr MOZ - nach Goff-Gratch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_b</text:p>
          </table:table-cell>
          <table:table-cell office:value-type="string" calcext:value-type="string">
            <text:p>Relative Feuchte berechnet Tagesmittel</text:p>
          </table:table-cell>
          <table:table-cell office:value-type="string" calcext:value-type="string">
            <text:p>Relative Feuchte aus der Feuchttemperatur berechnet, Tagesmittel - (rel07_b + rel14_b + rel19_b) / 3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Prüfstatus</text:p>
          </table:table-cell>
          <table:table-cell office:value-type="string" calcext:value-type="string">
            <text:p>Prüfstatus, derzeit nicht in Verwendung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chnee</text:p>
          </table:table-cell>
          <table:table-cell table:style-name="ce1" office:value-type="string" calcext:value-type="string">
            <text:p>Gesamtschneehöhe zum 07 Uhr MEZ Termin</text:p>
          </table:table-cell>
          <table:table-cell office:value-type="string" calcext:value-type="string">
            <text:p>Gesamtschneehöhe um 7 Uhr MEZ bzw. MOZ - Gemessen um 07:00 Uhr MEZ bzw. MOZ, <text:s/>(-1 = kein Schnee, 0 = unter 1 cm)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nee_a</text:p>
          </table:table-cell>
          <table:table-cell office:value-type="string" calcext:value-type="string">
            <text:p>Schneeart zum 07 Uhr MEZ Termin</text:p>
          </table:table-cell>
          <table:table-cell office:value-type="string" calcext:value-type="string">
            <text:p>Schneeart um 7 Uhr MEZ bzw. MOZ beobachtet - aus Erdbodenzustand um 7 Uhr MEZ berechnet, Tabelle klima.tag_code_schnee - klima.tag_code_schnee={0: keine Schneedecke, 1: Flecken, 2: durchbrochene Schneedecke, 3: normale Schneedecke, 9: keine Beobachtung der Gesamtschneeart}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</text:p>
          </table:table-cell>
          <table:table-cell office:value-type="string" calcext:value-type="string">
            <text:p>Prüfstatus</text:p>
          </table:table-cell>
          <table:table-cell office:value-type="string" calcext:value-type="string">
            <text:p>Prüfstatus, derzeit nicht in Verwendung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cht07</text:p>
          </table:table-cell>
          <table:table-cell office:value-type="string" calcext:value-type="string">
            <text:p>Sichtweite zum 7 Uhr MEZ Termin</text:p>
          </table:table-cell>
          <table:table-cell office:value-type="string" calcext:value-type="string">
            <text:p>Sichtweite um 7 Uhr MEZ bzw. MOZ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cht14</text:p>
          </table:table-cell>
          <table:table-cell office:value-type="string" calcext:value-type="string">
            <text:p>Sichtweite zum 14 Uhr MEZ Termin</text:p>
          </table:table-cell>
          <table:table-cell office:value-type="string" calcext:value-type="string">
            <text:p>Sichtweite um 14 Uhr MEZ bzw. MOZ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cht19</text:p>
          </table:table-cell>
          <table:table-cell office:value-type="string" calcext:value-type="string">
            <text:p>Sichtweite zum 19 Uhr MEZ Termin</text:p>
          </table:table-cell>
          <table:table-cell office:value-type="string" calcext:value-type="string">
            <text:p>Sichtweite um 19 Uhr MEZ bzw. MOZ <text:s/>/ vor 1971: 21 Uhr <text:s/>MOZ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onne</text:p>
          </table:table-cell>
          <table:table-cell table:style-name="ce1" office:value-type="string" calcext:value-type="string">
            <text:p>Sonnenscheindauer 24h-Summe</text:p>
          </table:table-cell>
          <table:table-cell office:value-type="string" calcext:value-type="string">
            <text:p>Sonnenscheindauer 24h-Summe aus Stundenwerten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trahl</text:p>
          </table:table-cell>
          <table:table-cell table:style-name="ce1" office:value-type="string" calcext:value-type="string">
            <text:p>Globalstrahlung 24h-Summe</text:p>
          </table:table-cell>
          <table:table-cell office:value-type="string" calcext:value-type="string">
            <text:p>Globalstrahlung kalibriert, Tagessumme aus den Stundenwerten</text:p>
          </table:table-cell>
          <table:table-cell office:value-type="string" calcext:value-type="string">
            <text:p>J/cm²</text:p>
          </table:table-cell>
          <table:table-cell office:value-type="string" calcext:value-type="string">
            <text:p>Daten erst ab 20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1" office:value-type="string" calcext:value-type="string">
            <text:p>Lufttemperaturmittel 2m</text:p>
          </table:table-cell>
          <table:table-cell office:value-type="string" calcext:value-type="string">
            <text:p>Lufttemperatur in 2m Höhe, Tagesmittel aus Extremwerten gerechnet - (tmax + tmin) / 2</text:p>
          </table:table-cell>
          <table:table-cell office:value-type="string" calcext:value-type="string">
            <text:p>°C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Lufttemperatur 2m zum 7 Uhr MEZ Termin</text:p>
          </table:table-cell>
          <table:table-cell office:value-type="string" calcext:value-type="string">
            <text:p>Lufttemperatur in 2m Höhe um 14 Uhr MEZ bzw. MOZ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9</text:p>
          </table:table-cell>
          <table:table-cell office:value-type="string" calcext:value-type="string">
            <text:p>Lufttemperatur 2m zum 14 Uhr MEZ Termin</text:p>
          </table:table-cell>
          <table:table-cell office:value-type="string" calcext:value-type="string">
            <text:p>Lufttemperatur in 2m Höhe um Temperatur 19 Uhr MEZ bzw. MOZ / vor 197: 21 Uhr MOZ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Lufttemperatur 2m zum 19 Uhr MEZ Termin</text:p>
          </table:table-cell>
          <table:table-cell office:value-type="string" calcext:value-type="string">
            <text:p>Lufttemperatur in 2m Höhe um Temperatur 7 Uhr MEZ bzw. MOZ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tf</text:p>
          </table:table-cell>
          <table:table-cell table:style-name="ce1" office:value-type="string" calcext:value-type="string">
            <text:p>Feuchttemperatur Tagesmittel</text:p>
          </table:table-cell>
          <table:table-cell office:value-type="string" calcext:value-type="string">
            <text:p>Tagesmittel Feuchttemperatur - (tf7 + tf14 + tf19) / 3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keine Date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f14</text:p>
          </table:table-cell>
          <table:table-cell office:value-type="string" calcext:value-type="string">
            <text:p>Feuchttemperatur zum 14 Uhr MEZ Termin</text:p>
          </table:table-cell>
          <table:table-cell office:value-type="string" calcext:value-type="string">
            <text:p>Feuchttemperatur um 14 Uhr MEZ bzw. MOZ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f14e</text:p>
          </table:table-cell>
          <table:table-cell office:value-type="string" calcext:value-type="string">
            <text:p>Kennung Feuchttemperatur zum 14 Uhr MEZ Termin</text:p>
          </table:table-cell>
          <table:table-cell office:value-type="string" calcext:value-type="string">
            <text:p>Kennung Feuchttemperatur um 14 Uhr MEZ bzw. MOZ, 0=Wasser 1=Eis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f19</text:p>
          </table:table-cell>
          <table:table-cell office:value-type="string" calcext:value-type="string">
            <text:p>Feuchttemperatur zum 19 Uhr MEZ Termin</text:p>
          </table:table-cell>
          <table:table-cell office:value-type="string" calcext:value-type="string">
            <text:p>Feuchttemperatur um 19 Uhr MEZ bzw. MOZ / vor 1971: 21 Uhr MOZ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f19e</text:p>
          </table:table-cell>
          <table:table-cell office:value-type="string" calcext:value-type="string">
            <text:p>Kennung Feuchttemperatur zum 19 Uhr MEZ Termin</text:p>
          </table:table-cell>
          <table:table-cell office:value-type="string" calcext:value-type="string">
            <text:p>Kennung Feuchttemperatur um 19 Uhr MEZ bzw. MOZ, 0=Wasser 1=Eis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f7</text:p>
          </table:table-cell>
          <table:table-cell office:value-type="string" calcext:value-type="string">
            <text:p>Feuchttemperatur zum 7 Uhr MEZ Termin</text:p>
          </table:table-cell>
          <table:table-cell office:value-type="string" calcext:value-type="string">
            <text:p>Feuchttemperatur um 7 Uhr MEZ bzw. MOZ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f7e</text:p>
          </table:table-cell>
          <table:table-cell office:value-type="string" calcext:value-type="string">
            <text:p>Kennung Feuchttemperatur zum 7 Uhr MEZ Termin</text:p>
          </table:table-cell>
          <table:table-cell office:value-type="string" calcext:value-type="string">
            <text:p>Kennung Feuchttemperatur um 7 Uhr MEZ bzw. MOZ, 0=Wasser 1=Eis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max</text:p>
          </table:table-cell>
          <table:table-cell table:style-name="ce1" office:value-type="string" calcext:value-type="string">
            <text:p>Lufttemperatur 2m Maximum</text:p>
          </table:table-cell>
          <table:table-cell office:value-type="string" calcext:value-type="string">
            <text:p>Lufttemperatur in 2m Höhe, Tagesmaximum (19 Uhr MEZ Vortag bis 19 Uhr MEZ)</text:p>
          </table:table-cell>
          <table:table-cell office:value-type="string" calcext:value-type="string">
            <text:p>°C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min</text:p>
          </table:table-cell>
          <table:table-cell table:style-name="ce1" office:value-type="string" calcext:value-type="string">
            <text:p>Lufttemperatur 2m Minimum</text:p>
          </table:table-cell>
          <table:table-cell office:value-type="string" calcext:value-type="string">
            <text:p>Lufttemperatur in 2m Höhe, Tagesminimum (19 Uhr MEZ Vortag bis 19 Uhr MEZ)</text:p>
          </table:table-cell>
          <table:table-cell office:value-type="string" calcext:value-type="string">
            <text:p>°C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Qualitätstyp</text:p>
          </table:table-cell>
          <table:table-cell office:value-type="string" calcext:value-type="string">
            <text:p>Qualitätsflag={0-2: nicht geprüft, 3-5: automatisch geprüft, 6: manuell endgeprüft}</text:p>
          </table:table-cell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nr</text:p>
          </table:table-cell>
          <table:table-cell office:value-type="string" calcext:value-type="string">
            <text:p>Variationsnummer</text:p>
          </table:table-cell>
          <table:table-cell office:value-type="string" calcext:value-type="string">
            <text:p>Variationsnummer (immer 0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verd</text:p>
          </table:table-cell>
          <table:table-cell table:style-name="ce2" office:value-type="string" calcext:value-type="string">
            <text:p>Verdunstung</text:p>
          </table:table-cell>
          <table:table-cell office:value-type="string" calcext:value-type="string">
            <text:p>Verdunstung: nicht belegt, zugehörige Werte in Tabelle klima.verd gespeicher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verd_g</text:p>
          </table:table-cell>
          <table:table-cell table:style-name="ce2" office:value-type="string" calcext:value-type="string">
            <text:p>berechnete Verdunstung</text:p>
          </table:table-cell>
          <table:table-cell office:value-type="string" calcext:value-type="string">
            <text:p>berechnete Verdunstung: nicht belegt, zugehörige Werte in Tabelle klima.verd gespeicher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ersiontyp</text:p>
          </table:table-cell>
          <table:table-cell office:value-type="string" calcext:value-type="string">
            <text:p>Versiontyp (immer 0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vv</text:p>
          </table:table-cell>
          <table:table-cell table:style-name="ce1" office:value-type="string" calcext:value-type="string">
            <text:p>Windgeschwindigkeit Tagesmittel</text:p>
          </table:table-cell>
          <table:table-cell office:value-type="string" calcext:value-type="string">
            <text:p>Windgeschwindigkeit, Tagesmittel aus den Terminwerten - (vv07 + vv14 + vv19) / 3, wobei jeder Beaufort-Wert erst in 1/10 m/s umgerechnet wird</text:p>
          </table:table-cell>
          <table:table-cell office:value-type="string" calcext:value-type="string">
            <text:p>m/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v07</text:p>
          </table:table-cell>
          <table:table-cell office:value-type="string" calcext:value-type="string">
            <text:p>Windstärke zum 7 Uhr MEZ Termin</text:p>
          </table:table-cell>
          <table:table-cell office:value-type="string" calcext:value-type="string">
            <text:p>Windstärke in Beaufort um 7 Uhr MEZ bzw. MOZ</text:p>
          </table:table-cell>
          <table:table-cell office:value-type="string" calcext:value-type="string">
            <text:p>Beauf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v14</text:p>
          </table:table-cell>
          <table:table-cell office:value-type="string" calcext:value-type="string">
            <text:p>Windstärke zum 14 Uhr MEZ Termin</text:p>
          </table:table-cell>
          <table:table-cell office:value-type="string" calcext:value-type="string">
            <text:p>Windstärke in Beaufort um 14 Uhr MEZ bzw. MOZ</text:p>
          </table:table-cell>
          <table:table-cell office:value-type="string" calcext:value-type="string">
            <text:p>Beauf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v19</text:p>
          </table:table-cell>
          <table:table-cell office:value-type="string" calcext:value-type="string">
            <text:p>Windstärke zum 19 Uhr MEZ Termin</text:p>
          </table:table-cell>
          <table:table-cell office:value-type="string" calcext:value-type="string">
            <text:p>Windstärke in Beaufort um 19 Uhr MEZ bzw. MOZ <text:s/>/ vor 1971: 21 Uhr MOZ</text:p>
          </table:table-cell>
          <table:table-cell office:value-type="string" calcext:value-type="string">
            <text:p>Beaufor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vvmax</text:p>
          </table:table-cell>
          <table:table-cell table:style-name="ce1" office:value-type="string" calcext:value-type="string">
            <text:p>Windgeschwindigkeit Tagesmaximum</text:p>
          </table:table-cell>
          <table:table-cell office:value-type="string" calcext:value-type="string">
            <text:p>Windgeschwindigkeit Tagesmaximum (0 bis 24 Uhr MEZ/MOZ)</text:p>
          </table:table-cell>
          <table:table-cell office:value-type="string" calcext:value-type="string">
            <text:p>m/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vmaxz</text:p>
          </table:table-cell>
          <table:table-cell office:value-type="string" calcext:value-type="string">
            <text:p>Windstärke - Zeit des Tagesmaximums</text:p>
          </table:table-cell>
          <table:table-cell office:value-type="string" calcext:value-type="string">
            <text:p>Windstärke - Zeit des Tagesmaximums (0 bis 24 Uhr MEZ/MOZ) im Format hhm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+SUM([.G2:.G80])"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0" table:target-range-address="parameters.A1:parameters.D80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.00.0000</text:date>, <text:time style:data-style-name="N2" text:time-value="17:29:42.33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1T18:42:35.089000000</dc:date>
    <meta:editing-duration>PT1H8M18S</meta:editing-duration>
    <meta:editing-cycles>7</meta:editing-cycles>
    <meta:generator>LibreOffice/7.0.3.1$Windows_X86_64 LibreOffice_project/d7547858d014d4cf69878db179d326fc3483e082</meta:generator>
    <meta:document-statistic meta:table-count="1" meta:cell-count="332" meta:object-count="0"/>
  </office:meta>
</office:document-meta>
</file>